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4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H4])" office:value-type="float" office:value="0.0165" calcext:value-type="float">
            <text:p>0.02</text:p>
          </table:table-cell>
          <table:table-cell table:style-name="ce10" table:formula="of:=[.$M$18]/[.M4]" office:value-type="percentage" office:value="721.212121212121" calcext:value-type="percentage">
            <text:p>72121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RPL-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09" calcext:value-type="float">
            <text:p>0.009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table:number-columns-repeated="2"/>
          <table:table-cell table:style-name="ce9" table:formula="of:=AVERAGE([.E5:.H5])" office:value-type="float" office:value="0.16975" calcext:value-type="float">
            <text:p>0.17</text:p>
          </table:table-cell>
          <table:table-cell table:style-name="ce10" table:formula="of:=[.$M$18]/[.M5]" office:value-type="percentage" office:value="70.1030927835052" calcext:value-type="percentage">
            <text:p>701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6:.H6])" office:value-type="float" office:value="0.2225" calcext:value-type="float">
            <text:p>0.22</text:p>
          </table:table-cell>
          <table:table-cell table:style-name="ce10" table:formula="of:=[.$M$18]/[.M6]" office:value-type="percentage" office:value="53.4831460674157" calcext:value-type="percentage">
            <text:p>534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Amoral/Slow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0.11" calcext:value-type="float">
            <text:p>0.11</text:p>
          </table:table-cell>
          <table:table-cell table:style-name="ce8" office:value-type="float" office:value="0.4" calcext:value-type="float">
            <text:p>0.4</text:p>
          </table:table-cell>
          <table:table-cell table:style-name="ce8" office:value-type="float" office:value="0.33" calcext:value-type="float">
            <text:p>0.33</text:p>
          </table:table-cell>
          <table:table-cell table:number-columns-repeated="4"/>
          <table:table-cell table:style-name="ce9" table:formula="of:=AVERAGE([.E7:.H7])" office:value-type="float" office:value="0.2325" calcext:value-type="float">
            <text:p>0.23</text:p>
          </table:table-cell>
          <table:table-cell table:style-name="ce10" table:formula="of:=[.$M$18]/[.M7]" office:value-type="percentage" office:value="51.1827956989247" calcext:value-type="percentage">
            <text:p>511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ander X16</text:p>
          </table:table-cell>
          <table:table-cell table:style-name="ce4" office:value-type="string" calcext:value-type="string">
            <text:p>65C02 / 8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2.43" calcext:value-type="float">
            <text:p>2.43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3.69" calcext:value-type="float">
            <text:p>3.69</text:p>
          </table:table-cell>
          <table:table-cell table:style-name="ce8" office:value-type="float" office:value="5.94" calcext:value-type="float">
            <text:p>5.94</text:p>
          </table:table-cell>
          <table:table-cell table:style-name="ce8" office:value-type="float" office:value="14.91" calcext:value-type="float">
            <text:p>14.91</text:p>
          </table:table-cell>
          <table:table-cell table:style-name="ce9" table:formula="of:=AVERAGE([.E8:.H8])" office:value-type="float" office:value="1.485" calcext:value-type="float">
            <text:p>1.49</text:p>
          </table:table-cell>
          <table:table-cell table:style-name="ce10" table:formula="of:=[.$M$18]/[.M8]" office:value-type="percentage" office:value="8.01346801346801" calcext:value-type="percentage">
            <text:p>801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9:.H9])" office:value-type="float" office:value="4.85" calcext:value-type="float">
            <text:p>4.85</text:p>
          </table:table-cell>
          <table:table-cell table:style-name="ce10" table:formula="of:=[.$M$18]/[.M9]" office:value-type="percentage" office:value="2.45360824742268" calcext:value-type="percentage">
            <text:p>245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10:.H10])" office:value-type="float" office:value="5.175" calcext:value-type="float">
            <text:p>5.18</text:p>
          </table:table-cell>
          <table:table-cell table:style-name="ce10" table:formula="of:=[.$M$18]/[.M10]" office:value-type="percentage" office:value="2.29951690821256" calcext:value-type="percentage">
            <text:p>23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11:.H11])" office:value-type="float" office:value="6.1" calcext:value-type="float">
            <text:p>6.10</text:p>
          </table:table-cell>
          <table:table-cell table:style-name="ce10" table:formula="of:=[.$M$18]/[.M11]" office:value-type="percentage" office:value="1.95081967213115" calcext:value-type="percentage">
            <text:p>195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2:.H12])" office:value-type="float" office:value="7.1" calcext:value-type="float">
            <text:p>7.10</text:p>
          </table:table-cell>
          <table:table-cell table:style-name="ce10" table:formula="of:=[.$M$18]/[.M12]" office:value-type="percentage" office:value="1.67605633802817" calcext:value-type="percentage">
            <text:p>16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3:.H13])" office:value-type="float" office:value="7.175" calcext:value-type="float">
            <text:p>7.18</text:p>
          </table:table-cell>
          <table:table-cell table:style-name="ce10" table:formula="of:=[.$M$18]/[.M13]" office:value-type="percentage" office:value="1.65853658536585" calcext:value-type="percentage">
            <text:p>166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4:.H14])" office:value-type="float" office:value="10.9" calcext:value-type="float">
            <text:p>10.90</text:p>
          </table:table-cell>
          <table:table-cell table:style-name="ce10" table:formula="of:=[.$M$18]/[.M14]" office:value-type="percentage" office:value="1.09174311926606" calcext:value-type="percentage">
            <text:p>109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H15])" office:value-type="float" office:value="12.95" calcext:value-type="float">
            <text:p>12.95</text:p>
          </table:table-cell>
          <table:table-cell table:style-name="ce10" table:formula="of:=[.$M$18]/[.M15]" office:value-type="percentage" office:value="0.918918918918919" calcext:value-type="percentage">
            <text:p>9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6:.H16])" office:value-type="float" office:value="13.325" calcext:value-type="float">
            <text:p>13.33</text:p>
          </table:table-cell>
          <table:table-cell table:style-name="ce10" table:formula="of:=[.$M$18]/[.M16]" office:value-type="percentage" office:value="0.893058161350844" calcext:value-type="percentage">
            <text:p>89%</text:p>
          </table:table-cell>
          <table:table-cell table:number-columns-repeated="50"/>
        </table:table-row>
        <table:table-row table:style-name="ro4">
          <table:table-cell table:number-columns-repeated="64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8:.H18])" office:value-type="float" office:value="11.9" calcext:value-type="float">
            <text:p>11.90</text:p>
          </table:table-cell>
          <table:table-cell table:style-name="ce10" table:formula="of:=[.M18]/[.M18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4" table:number-rows-repeated="104855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N16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5">
      <number:number number:decimal-places="1" number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8:37:16.888082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0-01-11T08:27:20</meta:creation-date>
    <dc:date>2020-11-16T08:47:41.270360969</dc:date>
    <meta:editing-duration>PT30M41S</meta:editing-duration>
    <meta:generator>LibreOffice/7.0.3.1$Linux_X86_64 LibreOffice_project/00$Build-1</meta:generator>
    <meta:document-statistic meta:table-count="1" meta:cell-count="2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